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rebuchet MS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text-properties style:font-name="Trebuchet MS" fo:font-weight="bold" style:font-weight-asian="bold" style:font-weight-complex="bold"/>
    </style:style>
    <style:style style:name="P4" style:family="paragraph" style:parent-style-name="Standard" style:list-style-name="L1">
      <style:text-properties style:font-name="Trebuchet MS"/>
    </style:style>
    <style:style style:name="P5" style:family="paragraph" style:parent-style-name="Standard" style:list-style-name="L1">
      <style:text-properties style:font-name="Trebuchet MS" fo:font-weight="normal" style:font-weight-asian="normal" style:font-weight-complex="normal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ktplan 2.0</text:p>
      <text:p text:style-name="P1"/>
      <text:p text:style-name="P1"/>
      <text:list xml:id="list7864983823465217774" text:style-name="L1">
        <text:list-item>
          <text:p text:style-name="P3">Vorstellungspräsentation</text:p>
        </text:list-item>
        <text:list-item>
          <text:p text:style-name="P3">Modellierung der App</text:p>
          <text:list>
            <text:list-item>
              <text:p text:style-name="P4">Anforderungen festlegen</text:p>
            </text:list-item>
            <text:list-item>
              <text:p text:style-name="P4">Aufbau(/Implementierung) planen (Irgendeine Art Diagramm!?)</text:p>
            </text:list-item>
          </text:list>
        </text:list-item>
        <text:list-item>
          <text:p text:style-name="P3">GUI erstellen</text:p>
          <text:list>
            <text:list-item>
              <text:p text:style-name="P4">Activities</text:p>
              <text:list>
                <text:list-item>
                  <text:p text:style-name="P4">Main/Menü</text:p>
                </text:list-item>
                <text:list-item>
                  <text:p text:style-name="P4">Settings</text:p>
                </text:list-item>
                <text:list-item>
                  <text:p text:style-name="P4">Spiel</text:p>
                </text:list-item>
              </text:list>
            </text:list-item>
          </text:list>
        </text:list-item>
        <text:list-item>
          <text:p text:style-name="P3">Funktionen implementieren</text:p>
          <text:list>
            <text:list-item>
              <text:p text:style-name="P5">Interaktionsmöglichkeiten</text:p>
            </text:list-item>
            <text:list-item>
              <text:p text:style-name="P4">Kommunikation/Webserver</text:p>
              <text:list>
                <text:list-item>
                  <text:p text:style-name="P4">Verbindung zw. den Geräten ermöglichen </text:p>
                </text:list-item>
              </text:list>
            </text:list-item>
            <text:list-item>
              <text:p text:style-name="P4">Eyetracking</text:p>
            </text:list-item>
          </text:list>
        </text:list-item>
        <text:list-item>
          <text:p text:style-name="P3">Testen der App</text:p>
          <text:list>
            <text:list-item>
              <text:p text:style-name="P5">Spielen</text:p>
            </text:list-item>
            <text:list-item>
              <text:p text:style-name="P5">Feedback von Nutzern auswerten </text:p>
            </text:list-item>
          </text:list>
        </text:list-item>
        <text:list-item>
          <text:p text:style-name="P3">Abschlusspräsent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8M55S</meta:editing-duration>
    <meta:editing-cycles>5</meta:editing-cycles>
    <meta:generator>OpenOffice/4.1.1$Win32 OpenOffice.org_project/411m6$Build-9775</meta:generator>
    <dc:date>2016-05-24T12:23:28.51</dc:date>
    <meta:document-statistic meta:table-count="0" meta:image-count="0" meta:object-count="0" meta:page-count="1" meta:paragraph-count="19" meta:word-count="56" meta:character-count="468"/>
    <meta:user-defined meta:name="Info 1"/>
    <meta:user-defined meta:name="Info 2"/>
    <meta:user-defined meta:name="Info 3"/>
    <meta:user-defined meta:name="Info 4"/>
  </office:meta>
</office:document-meta>
</file>